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cm" fo:margin-top="0cm" fo:margin-bottom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Arial" fo:font-size="14pt" fo:language="pt" fo:country="BR" fo:font-weight="normal" fo:background-color="transparent" style:font-size-asian="14pt" style:language-asian="zxx" style:country-asian="none" style:font-weight-asian="normal" style:font-name-complex="Arial" style:font-size-complex="14pt" style:font-weight-complex="normal"/>
    </style:style>
    <style:style style:name="P2" style:family="paragraph" style:parent-style-name="Standard">
      <style:paragraph-properties fo:margin-left="0cm" fo:margin-right="-1cm" fo:margin-top="0cm" fo:margin-bottom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Arial" fo:font-size="14pt" fo:language="pt" fo:country="BR" fo:font-weight="normal" fo:background-color="transparent" style:font-size-asian="14pt" style:language-asian="zxx" style:country-asian="none" style:font-weight-asian="normal" style:font-name-complex="Arial" style:font-size-complex="14pt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o.company_id.logo,size_x=220,size_y=65)" text:anchor-type="page" text:anchor-page-number="1" svg:x="13.585cm" svg:y="2.408cm" svg:width="4.907cm" svg:height="1.169cm" draw:z-index="0">
        <draw:text-box>
          <text:p text:style-name="Frame_20_contents">Imagen</text:p>
        </draw:text-box>
      </draw:frame>
      <text:p text:style-name="P3"><draw:frame draw:style-name="fr2" draw:name="Marco1" text:anchor-type="paragraph" svg:x="1.473cm" svg:y="-2.217cm" svg:width="4.907cm" svg:height="1.169cm" draw:z-index="1"><draw:text-box><text:p text:style-name="Frame_20_contents">Imag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401cm" fo:margin-right="0cm" fo:margin-top="0cm" fo:margin-bottom="0cm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align="justify" style:justify-single-word="false" fo:text-indent="0.018cm" style:auto-text-indent="false" fo:keep-with-next="always"/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.27cm" fo:margin-right="0cm" fo:margin-top="0cm" fo:margin-bottom="0cm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.021cm" fo:margin-right="0cm" fo:margin-top="0cm" fo:margin-bottom="0cm" fo:text-indent="-0.021cm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-0.141cm" fo:margin-right="0cm" fo:margin-top="0cm" fo:margin-bottom="0cm" fo:text-align="center" style:justify-single-word="false" fo:text-indent="0.141cm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="100%" fo:margin-left="1.199cm" fo:margin-right="0cm" fo:margin-top="0cm" fo:margin-bottom="0cm" fo:text-align="justify" style:justify-single-word="false" fo:text-indent="0cm" style:auto-text-indent="false"/>
      <style:text-properties fo:language="pt" fo:country="BR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 fo:orphans="0" fo:widows="0"/>
      <style:text-properties style:font-name="Arial" fo:language="pt" fo:country="BR" fo:font-weight="bold" style:font-weight-asian="bold" style:font-name-complex="Arial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="100%" fo:margin-left="1.27cm" fo:margin-right="0cm" fo:margin-top="0cm" fo:margin-bottom="0cm" fo:text-align="justify" style:justify-single-word="false" fo:text-indent="0cm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Sangría_20_3_20_de_20_t._20_independiente" style:display-name="Sangría 3 de t. independiente" style:family="paragraph" style:parent-style-name="Standard">
      <style:paragraph-properties fo:margin="100%" fo:margin-left="2.401cm" fo:margin-right="0cm" fo:margin-top="0cm" fo:margin-bottom="0cm" fo:text-align="justify" style:justify-single-word="false" fo:text-indent="0cm" style:auto-text-indent="false"/>
      <style:text-properties fo:font-size="11pt" fo:language="pt" fo:country="BR" style:font-size-asian="11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language="pt" fo:country="BR" style:font-name-asian="Arial Unicode MS" style:font-name-complex="Arial Unicode MS"/>
    </style:style>
    <style:style style:name="_5f_A090973" style:display-name="_A090973" style:family="paragraph">
      <style:paragraph-properties fo:margin="100%" fo:margin-left="2.032cm" fo:margin-right="0cm" fo:margin-top="0cm" fo:margin-bottom="0cm" fo:text-align="justify" style:justify-single-word="false" fo:orphans="2" fo:widows="2" fo:text-indent="0cm" style:auto-text-indent="false"/>
      <style:text-properties fo:color="#000000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ADRAO" style:family="paragraph" style:parent-style-name="Standard">
      <style:paragraph-properties fo:text-align="justify" style:justify-single-word="false"/>
      <style:text-properties fo:language="pt" fo:country="BR" style:font-size-complex="10pt"/>
    </style:style>
    <style:style style:name="texto" style:family="paragraph">
      <style:paragraph-properties fo:margin="100%" fo:margin-left="0cm" fo:margin-right="0cm" fo:margin-top="0cm" fo:margin-bottom="0cm" fo:line-height="91%" fo:text-align="justify" style:justify-single-word="false" fo:orphans="0" fo:widows="0" fo:text-indent="0.499cm" style:auto-text-indent="false">
        <style:tab-stops>
          <style:tab-stop style:position="0.85cm"/>
          <style:tab-stop style:position="1.101cm" style:type="center"/>
          <style:tab-stop style:position="1.244cm"/>
          <style:tab-stop style:position="1.6cm"/>
          <style:tab-stop style:position="2.201cm" style:type="center"/>
          <style:tab-stop style:position="3.302cm" style:type="center"/>
          <style:tab-stop style:position="4.403cm" style:type="center"/>
          <style:tab-stop style:position="5.503cm" style:type="center"/>
          <style:tab-stop style:position="6.604cm" style:type="center"/>
          <style:tab-stop style:position="7.705cm" style:type="center"/>
          <style:tab-stop style:position="8.805cm" style:type="center"/>
          <style:tab-stop style:position="9.906cm" style:type="center"/>
          <style:tab-stop style:position="11.007cm" style:type="center"/>
          <style:tab-stop style:position="12.107cm" style:type="center"/>
        </style:tab-stops>
      </style:paragraph-properties>
      <style:text-properties fo:color="#000000" style:font-name="Times" fo:font-size="10pt" fo:language="pt" fo:country="BR" style:font-name-asian="Times New Roman" style:font-size-asian="10pt" style:font-name-complex="Times" style:font-size-complex="10pt" style:language-complex="ar" style:country-complex="SA"/>
    </style:style>
    <style:style style:name="Endnote" style:family="paragraph" style:parent-style-name="Standard" style:class="extra">
      <style:paragraph-properties fo:orphans="0" fo:widows="0"/>
      <style:text-properties style:font-name="Courier" fo:language="pt" fo:country="BR" style:font-name-complex="Courier" style:font-size-complex="10pt"/>
    </style:style>
    <style:style style:name="Párrafo_20_de_20_lista" style:display-name="Párrafo de lista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fo:language="pt" fo:country="BR" style:font-name-asian="Calibri" style:font-size-asian="11pt" style:font-name-complex="Calibri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fo:font-size="11pt" fo:font-style="normal" fo:font-weight="normal" style:font-size-asian="11pt" style:font-style-asian="normal" style:font-weight-asian="normal" style:font-name-complex="Symbol"/>
    </style:style>
    <style:style style:name="WW8Num4z1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4z4" style:family="text">
      <style:text-properties style:font-name="Courier New" style:font-name-complex="Courier New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fo:font-size="11pt" fo:font-style="normal" fo:font-weight="normal" style:font-size-asian="11pt" style:font-style-asian="normal" style:font-weight-asian="norma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fo:color="#000000"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Texto_20_nota_20_al_20_final_20_Car" style:display-name="Texto nota al final Car" style:family="text" style:parent-style-name="Fuente_20_de_20_párrafo_20_predeter.">
      <style:text-properties style:font-name="Courier" fo:font-size="12pt" style:font-size-asian="12pt" style:font-name-complex="Courier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Fuente_20_de_20_párrafo_20_predeter.">
      <style:text-properties fo:font-size="11pt" style:font-size-asian="11pt" style:font-size-complex="12pt"/>
    </style:style>
    <style:style style:name="Título_20_2_20_Car" style:display-name="Título 2 Car" style:family="text" style:parent-style-name="Fuente_20_de_20_párrafo_20_predeter.">
      <style:text-properties fo:color="#ff0000" fo:font-size="11pt" fo:font-weight="bold" style:font-size-asian="11pt" style:font-weight-asian="bold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apple-style-span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cm" fo:margin-top="0cm" fo:margin-bottom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Arial" fo:font-size="14pt" fo:language="pt" fo:country="BR" fo:font-weight="normal" fo:background-color="transparent" style:font-size-asian="14pt" style:language-asian="zxx" style:country-asian="none" style:font-weight-asian="normal" style:font-name-complex="Arial" style:font-size-complex="14pt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501cm" fo:margin-left="2.101cm" fo:margin-right="2.1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.company_id.partner_id.lang)&gt;</text:placeholder></text:p>
        <text:p text:style-name="MP1"><text:placeholder text:placeholder-type="text">&lt;o.company_id.name&gt;</text:placehold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initial-creator>Gonza!</meta:initial-creator>
    <meta:creation-date>2013-07-02T09:07:00</meta:creation-date>
    <dc:date>2014-04-30T13:43:55</dc:date>
    <meta:print-date>2010-05-31T11:29:00</meta:print-date>
    <meta:editing-cycles>73</meta:editing-cycles>
    <meta:editing-duration>PT1H56M13S</meta:editing-duration>
    <meta:generator>LibreOffice/3.5$Linux_X86_64 LibreOffice_project/350m1$Build-2</meta:generator>
    <dc:creator>Juan Scarafia</dc:creator>
    <meta:document-statistic meta:table-count="0" meta:image-count="0" meta:object-count="0" meta:page-count="1" meta:paragraph-count="4" meta:word-count="4" meta:character-count="70" meta:non-whitespace-character-count="70"/>
    <meta:user-defined meta:name="Info 1"/>
    <meta:user-defined meta:name="Info 2"/>
    <meta:user-defined meta:name="Info 3"/>
    <meta:user-defined meta:name="Info 4"/>
  </office:meta>
</office:document-meta>
</file>